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paragraph-properties fo:margin-left="1.251cm" fo:text-indent="0cm" style:auto-text-indent="false"/>
      <style:text-properties fo:font-weight="normal" officeooo:rsid="0000dad0" officeooo:paragraph-rsid="0000dad0" style:font-weight-asian="normal" style:font-weight-complex="normal"/>
    </style:style>
    <style:style style:name="P6" style:family="paragraph" style:parent-style-name="Text_20_body">
      <style:paragraph-properties fo:text-align="center" style:justify-single-word="false"/>
      <style:text-properties fo:font-weight="normal" officeooo:rsid="00014b98" officeooo:paragraph-rsid="00014b98" style:font-weight-asian="normal" style:font-weight-complex="normal"/>
    </style:style>
    <style:style style:name="T1" style:family="text">
      <style:text-properties officeooo:rsid="0000dad0"/>
    </style:style>
    <style:style style:name="T2" style:family="text">
      <style:text-properties fo:font-weight="bold" style:font-weight-asian="bold" style:font-weight-complex="bold"/>
    </style:style>
    <style:style style:name="T3" style:family="text">
      <style:text-properties fo:font-size="14pt" fo:font-weight="bold" style:font-size-asian="14pt" style:font-weight-asian="bold" style:font-size-complex="14pt" style:font-weight-complex="bol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Question 11<text:line-break/><text:line-break/><text:span text:style-name="T3">Please have a look into the AWR report (AWR.html) in attachment and let us know what is the problem that the AWR is highlighting and potential solution.</text:span></text:p>
      <text:p text:style-name="P5"/>
      <text:p text:style-name="P5">After carefully considering the report, it's evident that the problem lies in the excessive time spent executing SQL statements. This could be the result of several factors, such as defective insert/select statements, large data volumes, database locking, and others. Please consider the following causes. </text:p>
      <text:p text:style-name="P5"/>
      <text:h text:style-name="Heading_20_3" text:outline-level="3"><text:span text:style-name="T1">C</text:span>auses for High <text:span text:style-name="Strong_20_Emphasis">SQL Execute Elapsed Time</text:span> </text:h>
      <text:list text:style-name="L1">
        <text:list-item>
          <text:p text:style-name="P1"><text:span text:style-name="Strong_20_Emphasis">Complex Queries</text:span>:</text:p>
          <text:list>
            <text:list-item>
              <text:p text:style-name="P2">If your SQL queries are complex, especially with lots of joins, subqueries, or aggregations, they can take a long time to run. You should check these queries and see if they can be optimized. </text:p>
            </text:list-item>
          </text:list>
        </text:list-item>
        <text:list-item>
          <text:p text:style-name="P1"><text:span text:style-name="Strong_20_Emphasis">Missing or Improper Indexes</text:span>:</text:p>
          <text:list>
            <text:list-item>
              <text:p text:style-name="P2">If there are no indexes on columns that are frequently used in <text:span text:style-name="Source_20_Text">WHERE</text:span> clauses, joins, or sorting, queries will be slower because the database has to scan entire tables. Adding or updating indexes could help. </text:p>
            </text:list-item>
          </text:list>
        </text:list-item>
        <text:list-item>
          <text:p text:style-name="P1"><text:span text:style-name="Strong_20_Emphasis">Database Locking</text:span>:</text:p>
          <text:list>
            <text:list-item>
              <text:p text:style-name="P2">Sometimes, multiple queries trying to access the same data can cause locks. This can make queries wait, increasing their execution time. It’s important to check if there are any deadlocks or lock waits. </text:p>
            </text:list-item>
          </text:list>
        </text:list-item>
        <text:list-item>
          <text:p text:style-name="P1"><text:span text:style-name="Strong_20_Emphasis">Large Tables or Data Volumes</text:span>:</text:p>
          <text:list>
            <text:list-item>
              <text:p text:style-name="P2">Queries on large tables without proper filtering can take forever. If the database has huge tables, especially without partitioning, this could be slowing things down. Make sure your queries are well-targeted to avoid scanning unnecessary rows. </text:p>
            </text:list-item>
          </text:list>
        </text:list-item>
        <text:list-item>
          <text:p text:style-name="P1"><text:span text:style-name="Strong_20_Emphasis">Resource Overload</text:span>:</text:p>
          <text:list>
            <text:list-item>
              <text:p text:style-name="P2">If your CPU or I/O resources are maxed out, your queries will be slow. Check if the system is under heavy load, or if there are other processes competing for resources. </text:p>
            </text:list-item>
          </text:list>
        </text:list-item>
        <text:list-item>
          <text:p text:style-name="P1"><text:span text:style-name="Strong_20_Emphasis">Improper SQL Execution Plans</text:span>:</text:p>
          <text:list>
            <text:list-item>
              <text:p text:style-name="P2">The database uses execution plans to decide how to execute a query. If it’s not using the right plan (maybe because of outdated stats or missing indexes), the query can take a lot longer than expected. Reviewing the execution plans could help. </text:p>
            </text:list-item>
          </text:list>
        </text:list-item>
        <text:list-item>
          <text:p text:style-name="P1"><text:span text:style-name="Strong_20_Emphasis">Too Many Repeated Queries</text:span>:</text:p>
          <text:list>
            <text:list-item>
              <text:p text:style-name="P2">If the same queries are being executed over and over without caching, this will add up. Make sure that the database is properly caching results where possible. </text:p>
            </text:list-item>
          </text:list>
        </text:list-item>
        <text:list-item>
          <text:p text:style-name="P1"><text:span text:style-name="Strong_20_Emphasis">Network Latency</text:span>:</text:p>
          <text:list>
            <text:list-item>
              <text:p text:style-name="P1"><text:soft-page-break/>If queries involve remote database links or are part of distributed transactions, network delays could be affecting performance. </text:p>
            </text:list-item>
          </text:list>
        </text:list-item>
      </text:list>
      <text:h text:style-name="Heading_20_3" text:outline-level="3">Potential Solutions:</text:h>
      <text:list text:style-name="L2">
        <text:list-item>
          <text:p text:style-name="P4"><text:span text:style-name="Strong_20_Emphasis">Optimize Queries</text:span>: Look at the slow queries and simplify them if possible. Try to avoid complex joins or subqueries if they aren’t necessary. </text:p>
        </text:list-item>
        <text:list-item>
          <text:p text:style-name="P4"><text:span text:style-name="Strong_20_Emphasis">Add or Improve Indexes</text:span>: Make sure there are indexes on the columns frequently used in filters or joins. </text:p>
        </text:list-item>
        <text:list-item>
          <text:p text:style-name="P4"><text:span text:style-name="Strong_20_Emphasis">Check Execution Plans</text:span>: Make sure the database is using the most efficient execution plan for your queries. </text:p>
        </text:list-item>
        <text:list-item>
          <text:p text:style-name="P4"><text:span text:style-name="Strong_20_Emphasis">Monitor Resource Usage</text:span>: Check if the system’s CPU or I/O is being overused and adjust accordingly. </text:p>
        </text:list-item>
        <text:list-item>
          <text:p text:style-name="P4"><text:span text:style-name="Strong_20_Emphasis">Update Database Stats</text:span>: Ensure that the statistics for your tables and indexes are up-to-date. </text:p>
        </text:list-item>
        <text:list-item>
          <text:p text:style-name="P4"><text:span text:style-name="Strong_20_Emphasis">Partition Large Tables</text:span>: If your tables are very large, consider partitioning them to make queries faster. </text:p>
        </text:list-item>
        <text:list-item>
          <text:p text:style-name="P3"><text:span text:style-name="Strong_20_Emphasis">Avoid Locking</text:span>: Make sure no queries are waiting for locks unnecessarily, and look for any deadlocks. </text:p>
        </text:list-item>
      </text:list>
      <text:p text:style-name="Text_20_body">Hope this helps! If you need more specific advice or help with a particular query, feel free to ask!</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7T12:17:59.322000000</meta:creation-date>
    <dc:date>2025-02-07T12:24:00.844000000</dc:date>
    <meta:editing-duration>PT6M</meta:editing-duration>
    <meta:editing-cycles>3</meta:editing-cycles>
    <meta:generator>LibreOffice/24.2.2.2$Windows_X86_64 LibreOffice_project/d56cc158d8a96260b836f100ef4b4ef25d6f1a01</meta:generator>
    <meta:document-statistic meta:table-count="0" meta:image-count="0" meta:object-count="0" meta:page-count="2" meta:paragraph-count="28" meta:word-count="525" meta:character-count="3150" meta:non-whitespace-character-count="2658"/>
  </office:meta>
</office:document-meta>
</file>